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 Unicode MS1" svg:font-family="'Arial Unicode MS'"/>
    <style:font-face style:name="Courier New" svg:font-family="'Courier New'" style:font-family-generic="modern" style:font-pitch="fixed"/>
    <style:font-face style:name="Hiragino Kaku Gothic ProN W3" svg:font-family="'Hiragino Kaku Gothic ProN W3'"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GGothicM" svg:font-family="HGGothicM" style:font-family-generic="swiss" style:font-pitch="variable"/>
    <style:font-face style:name="Hiragino Kaku Gothic Pro W3" svg:font-family="'Hiragino Kaku Gothic Pro W3'" style:font-family-generic="swiss" style:font-pitch="variable"/>
    <style:font-face style:name="Hiragino Maru Gothic Pro W4" svg:font-family="'Hiragino Maru Gothic Pro W4'" style:font-adornments="Regular" style:font-family-generic="swiss" style:font-pitch="variable"/>
    <style:font-face style:name="Arial Unicode MS" svg:font-family="'Arial Unicode MS'" style:font-family-generic="system" style:font-pitch="variable"/>
    <style:font-face style:name="Hiragino Mincho ProN W3" svg:font-family="'Hiragino Mincho ProN W3'"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HGGothicM" style:font-name-asian="HGGothicM"/>
    </style:style>
    <style:style style:name="P3" style:family="paragraph" style:parent-style-name="Standard">
      <style:text-properties style:font-name="HGGothicM" fo:font-size="14pt" style:font-name-asian="HGGothicM" style:font-size-asian="14pt" style:font-size-complex="14pt"/>
    </style:style>
    <style:style style:name="P4" style:family="paragraph" style:parent-style-name="Standard">
      <style:text-properties style:font-name="HGGothicM" fo:font-size="10.5pt" style:font-name-asian="HGGothicM" style:font-size-asian="10.5pt" style:font-size-complex="10.5pt"/>
    </style:style>
    <style:style style:name="P5" style:family="paragraph" style:parent-style-name="Standard">
      <style:text-properties style:font-name="Hiragino Kaku Gothic Pro W3" fo:font-size="12pt" style:font-name-asian="Hiragino Kaku Gothic Pro W3" style:font-size-asian="12pt" style:font-size-complex="12pt"/>
    </style:style>
    <style:style style:name="P6" style:family="paragraph" style:parent-style-name="Standard">
      <style:paragraph-properties fo:break-before="page"/>
      <style:text-properties style:font-name="HGGothicM" style:font-name-asian="HGGothicM"/>
    </style:style>
    <style:style style:name="P7" style:family="paragraph" style:parent-style-name="Standard" style:list-style-name="L1">
      <style:text-properties style:font-name="Hiragino Kaku Gothic Pro W3" fo:font-size="12pt" style:font-name-asian="Hiragino Kaku Gothic Pro W3" style:font-size-asian="12pt" style:font-size-complex="12pt"/>
    </style:style>
    <style:style style:name="P8" style:family="paragraph" style:parent-style-name="Standard">
      <style:text-properties style:font-name="HGGothicM" fo:font-size="10.5pt" style:font-name-asian="HGGothicM" style:font-size-asian="10.5pt" style:font-size-complex="10.5pt"/>
    </style:style>
    <style:style style:name="P9" style:family="paragraph" style:parent-style-name="Standard">
      <style:paragraph-properties fo:break-before="page"/>
      <style:text-properties style:font-name="HGGothicM" style:font-name-asian="HGGothicM"/>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art6. 少数性を活用したアルゴリズム</text:p>
      <text:p text:style-name="P2"/>
      <text:p text:style-name="P4">問題によっては「出てくる文字の数が4種類しかない」「画像の縦幅が10しかない」「一つの頂点から伸びる辺の数が5本以内」といった制限が付いていることがある。このような「何かが少ししかない」という条件を最大限に活用して効率を高めるアルゴリズムを紹介する。</text:p>
      <text:p text:style-name="P2"/>
      <text:list xml:id="list1457088692" text:style-name="L1">
        <text:list-item>
          <text:p text:style-name="P7">少数なものは全探索できるケース</text:p>
        </text:list-item>
        <text:list-item>
          <text:p text:style-name="P7">少数なものは配列を用意できるケース</text:p>
        </text:list-item>
        <text:list-item>
          <text:p text:style-name="P7">Trie木</text:p>
        </text:list-item>
        <text:list-item>
          <text:p text:style-name="P7">座標圧縮</text:p>
        </text:list-item>
        <text:list-item>
          <text:p text:style-name="P7">クエリ処理</text:p>
          <text:p text:style-name="P7"/>
        </text:list-item>
      </text:list>
      <text:p text:style-name="P5"/>
      <text:p text:style-name="P6">6-1. 少数なものは全探索できるケース</text:p>
      <text:p text:style-name="P4"/>
      <text:p text:style-name="P4">（１）おせんべい</text:p>
      <text:p text:style-name="P6">6-2. 少数なものは配列を用意できるケース</text:p>
      <text:p text:style-name="P4"/>
      <text:p text:style-name="P4">（１）バケツソート</text:p>
      <text:p text:style-name="P4"/>
      <text:p text:style-name="P4">（２）ナップザック</text:p>
      <text:p text:style-name="P6">6-3. Trie木</text:p>
      <text:p text:style-name="P4"/>
      <text:p text:style-name="P4"/>
      <text:p text:style-name="P4">登場する文字は少しだけ</text:p>
      <text:p text:style-name="P6">6-4. 座標圧縮</text:p>
      <text:p text:style-name="P4"/>
      <text:p text:style-name="P4"/>
      <text:p text:style-name="P4">変化する部分は少数だよね</text:p>
      <text:p text:style-name="P6">6-5. クエリ処理</text:p>
      <text:p text:style-name="P4"/>
      <text:p text:style-name="P4"/>
      <text:p text:style-name="P4">がんば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Unicode MS1" svg:font-family="'Arial Unicode MS'"/>
    <style:font-face style:name="Courier New" svg:font-family="'Courier New'" style:font-family-generic="modern" style:font-pitch="fixed"/>
    <style:font-face style:name="Hiragino Kaku Gothic ProN W3" svg:font-family="'Hiragino Kaku Gothic ProN W3'"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GGothicM" svg:font-family="HGGothicM" style:font-family-generic="swiss" style:font-pitch="variable"/>
    <style:font-face style:name="Hiragino Kaku Gothic Pro W3" svg:font-family="'Hiragino Kaku Gothic Pro W3'" style:font-family-generic="swiss" style:font-pitch="variable"/>
    <style:font-face style:name="Hiragino Maru Gothic Pro W4" svg:font-family="'Hiragino Maru Gothic Pro W4'" style:font-adornments="Regular" style:font-family-generic="swiss" style:font-pitch="variable"/>
    <style:font-face style:name="Arial Unicode MS" svg:font-family="'Arial Unicode MS'" style:font-family-generic="system" style:font-pitch="variable"/>
    <style:font-face style:name="Hiragino Mincho ProN W3" svg:font-family="'Hiragino Mincho ProN W3'"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Hiragino Mincho ProN W3" style:font-size-asian="12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sian="Hiragino Maru Gothic Pro W4" style:font-weight-asian="3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Hiragino Mincho ProN W3"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Hiragino Mincho ProN W3" style:font-size-asian="14pt" style:font-weight-asian="bold" style:font-name-complex="Arial Unicode MS" style:font-size-complex="14pt" style:font-weight-complex="bold"/>
    </style:style>
    <style:style style:name="Header" style:family="paragraph" style:parent-style-name="Standard" style:class="extra">
      <style:paragraph-properties text:number-lines="false" text:line-number="0">
        <style:tab-stops>
          <style:tab-stop style:position="2.6772in" style:type="center"/>
          <style:tab-stop style:position="5.3543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Hiragino Kaku Gothic ProN W3"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Hiragino Mincho ProN W3" style:font-size-asian="24pt" style:font-weight-asian="bold" style:font-name-complex="Arial Unicode MS" style:font-size-complex="2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6.9299in" fo:page-height="9.8402in" style:num-format="1" style:print-orientation="portrait" fo:margin-top="0.5902in" fo:margin-bottom="0.5902in" fo:margin-left="0.7874in" fo:margin-right="0.7874in" style:shadow="none" fo:background-color="transparent" style:writing-mode="lr-tb" style:layout-grid-color="#c0c0c0" style:layout-grid-lines="40" style:layout-grid-base-height="0.1665in" style:layout-grid-ruby-height="0.0346in" style:layout-grid-mode="line" style:layout-grid-ruby-below="false" style:layout-grid-print="tru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header>
        <text:p text:style-name="Header">K会夏期講習2013　情報講座</text:p>
      </style:header>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iichi Matsumoto</meta:initial-creator>
    <meta:creation-date>2012-07-05T08:56:54</meta:creation-date>
    <dc:date>2013-07-26T22:19:08</dc:date>
    <dc:creator>Eiichi Matsumoto</dc:creator>
    <meta:editing-duration>P8DT22H31M9S</meta:editing-duration>
    <meta:editing-cycles>97</meta:editing-cycles>
    <meta:generator>OpenOffice.org/3.3$Unix OpenOffice.org_project/330m20$Build-9567</meta:generator>
    <meta:document-statistic meta:table-count="0" meta:image-count="0" meta:object-count="0" meta:page-count="6" meta:paragraph-count="20" meta:word-count="168" meta:character-count="342"/>
  </office:meta>
</office:document-meta>
</file>